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Droid Sans Mono" svg:font-family="'Droid Sans Mono', monospace, monospace"/>
    <style:font-face style:name="Times New Roman" svg:font-family="'Times New Roman'"/>
    <style:font-face style:name="TimesNewRoman" svg:font-family="TimesNewRoman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left" style:writing-mode="lr-tb"/>
    </style:style>
    <style:style style:name="Table1.A" style:family="table-column">
      <style:table-column-properties style:column-width="4.023cm"/>
    </style:style>
    <style:style style:name="Table1.B" style:family="table-column">
      <style:table-column-properties style:column-width="12.977cm"/>
    </style:style>
    <style:style style:name="Table1.A1" style:family="table-cell">
      <style:table-cell-properties style:vertical-align="middle" fo:background-color="#d9d9d9" fo:padding-left="0.076cm" fo:padding-right="0.076cm" fo:padding-top="0cm" fo:padding-bottom="0.051cm" fo:border="0.05pt solid #000000">
        <style:background-image/>
      </style:table-cell-properties>
    </style:style>
    <style:style style:name="Table1.B1" style:family="table-cell">
      <style:table-cell-properties style:vertical-align="middle" fo:background-color="#efefef" fo:padding-left="0cm" fo:padding-right="0.076cm" fo:padding-top="0cm" fo:padding-bottom="0.051cm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d9d9d9" fo:padding-left="0.076cm" fo:padding-right="0.076cm" fo:padding-top="0cm" fo:padding-bottom="0.051cm" fo:border-left="0.05pt solid #000000" fo:border-right="0.05pt solid #000000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efefef" fo:padding-left="0cm" fo:padding-right="0.076cm" fo:padding-top="0cm" fo:padding-bottom="0.051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officeooo:paragraph-rsid="000a0808"/>
    </style:style>
    <style:style style:name="P3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fo:color="#000000" style:font-name="Times New Roman1" fo:font-size="14pt" officeooo:paragraph-rsid="000a0808" style:font-name-asian="Times New Roman2" style:font-size-asian="14pt" style:font-name-complex="Times New Roman2" style:font-size-complex="14pt"/>
    </style:style>
    <style:style style:name="P4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officeooo:paragraph-rsid="000a0808" style:font-name-asian="Times New Roman2" style:font-size-asian="14pt" style:font-name-complex="Times New Roman2" style:font-size-complex="14pt"/>
    </style:style>
    <style:style style:name="P5" style:family="paragraph" style:parent-style-name="Standard_20__28_user_29_">
      <style:paragraph-properties fo:margin-top="0cm" fo:margin-bottom="0cm" loext:contextual-spacing="false"/>
      <style:text-properties style:font-name="Times New Roman1" fo:font-size="14pt" style:font-size-asian="14pt" style:font-name-complex="Times New Roman2" style:font-size-complex="14pt"/>
    </style:style>
    <style:style style:name="P6" style:family="paragraph" style:parent-style-name="Standard_20__28_user_29_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1" fo:font-size="14pt" fo:font-weight="bold" officeooo:paragraph-rsid="000a0808" style:font-size-asian="14pt" style:font-weight-asian="bold" style:font-name-complex="Times New Roman2" style:font-size-complex="14pt"/>
    </style:style>
    <style:style style:name="P7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1" fo:font-size="14pt" fo:font-weight="bold" officeooo:paragraph-rsid="000a0808" style:font-size-asian="14pt" style:font-weight-asian="bold" style:font-name-complex="Times New Roman2" style:font-size-complex="14pt"/>
    </style:style>
    <style:style style:name="P8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1" fo:font-size="14pt" fo:font-weight="bold" officeooo:paragraph-rsid="000b6ecf" style:font-size-asian="14pt" style:font-weight-asian="bold" style:font-name-complex="Times New Roman2" style:font-size-complex="14pt"/>
    </style:style>
    <style:style style:name="P9" style:family="paragraph" style:parent-style-name="Standard_20__28_user_29_">
      <style:paragraph-properties fo:margin-top="0cm" fo:margin-bottom="0cm" loext:contextual-spacing="false"/>
      <style:text-properties style:font-name="Times New Roman1" fo:font-size="10pt" style:font-size-asian="10pt" style:font-name-complex="Times New Roman2" style:font-size-complex="10pt"/>
    </style:style>
    <style:style style:name="P10" style:family="paragraph" style:parent-style-name="Standard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1" fo:font-size="14pt" fo:font-weight="normal" officeooo:rsid="002e32b0" officeooo:paragraph-rsid="000c98ee" style:font-size-asian="14pt" style:font-weight-asian="normal" style:font-name-complex="Times New Roman2" style:font-size-complex="14pt" style:font-weight-complex="normal"/>
    </style:style>
    <style:style style:name="P11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officeooo:paragraph-rsid="000a0808"/>
    </style:style>
    <style:style style:name="P12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1" fo:font-size="14pt" officeooo:paragraph-rsid="000a0808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margin-left="-1.501cm" fo:margin-right="0cm" fo:margin-top="0cm" fo:margin-bottom="0cm" loext:contextual-spacing="false" fo:line-height="150%" fo:text-indent="1.886cm" style:auto-text-indent="false">
        <style:tab-stops>
          <style:tab-stop style:position="6.267cm"/>
        </style:tab-stops>
      </style:paragraph-properties>
      <style:text-properties style:font-name="Times New Roman1" fo:font-size="14pt" officeooo:paragraph-rsid="000a0808" style:font-size-asian="14pt" style:font-name-complex="Times New Roman2" style:font-size-complex="14pt"/>
    </style:style>
    <style:style style:name="P14" style:family="paragraph" style:parent-style-name="Standard">
      <style:paragraph-properties fo:margin-left="-1.501cm" fo:margin-right="0cm" fo:margin-top="0cm" fo:margin-bottom="0cm" loext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1" fo:font-size="14pt" fo:font-weight="bold" officeooo:paragraph-rsid="000a0808" style:font-size-asian="14pt" style:font-weight-asian="bold" style:font-name-complex="Times New Roman2" style:font-size-complex="14pt"/>
    </style:style>
    <style:style style:name="P15" style:family="paragraph" style:parent-style-name="Standard_20__28_user_29_">
      <style:paragraph-properties fo:text-align="center" style:justify-single-word="false"/>
      <style:text-properties style:font-name="Times New Roman1" fo:font-size="14pt" officeooo:paragraph-rsid="000a0808" style:font-size-asian="14pt" style:font-name-complex="Times New Roman2" style:font-size-complex="14pt"/>
    </style:style>
    <style:style style:name="P16" style:family="paragraph" style:parent-style-name="Standard_20__28_user_29_">
      <style:text-properties style:font-name="Times New Roman1" fo:font-size="14pt" officeooo:paragraph-rsid="000a0808" style:font-size-asian="14pt" style:font-name-complex="Times New Roman2" style:font-size-complex="14pt"/>
    </style:style>
    <style:style style:name="P17" style:family="paragraph" style:parent-style-name="Standard_20__28_user_29_">
      <style:paragraph-properties fo:text-align="center" style:justify-single-word="false"/>
      <style:text-properties style:font-name="Times New Roman1" fo:font-size="14pt" fo:font-weight="bold" officeooo:paragraph-rsid="000a0808" style:font-size-asian="14pt" style:font-weight-asian="bold" style:font-name-complex="Times New Roman2" style:font-size-complex="14pt" style:font-weight-complex="bold"/>
    </style:style>
    <style:style style:name="P18" style:family="paragraph" style:parent-style-name="Standard_20__28_user_29_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9" style:family="paragraph" style:parent-style-name="Standard_20__28_user_29_">
      <style:paragraph-properties fo:text-align="center" style:justify-single-word="false"/>
      <style:text-properties style:font-name="Times New Roman1" fo:font-size="14pt" fo:font-weight="bold" officeooo:paragraph-rsid="000a0808" style:font-size-asian="14pt" style:font-weight-asian="bold" style:font-name-complex="Times New Roman2" style:font-size-complex="14pt"/>
    </style:style>
    <style:style style:name="P20" style:family="paragraph" style:parent-style-name="Standard_20__28_user_29_">
      <style:paragraph-properties fo:text-align="center" style:justify-single-word="false"/>
      <style:text-properties style:font-name="Times New Roman1" fo:font-size="14pt" fo:font-weight="normal" officeooo:paragraph-rsid="000eedc6" style:font-size-asian="14pt" style:font-weight-asian="normal" style:font-name-complex="Times New Roman2" style:font-size-complex="14pt" style:font-weight-complex="normal"/>
    </style:style>
    <style:style style:name="P21" style:family="paragraph" style:parent-style-name="Standard_20__28_user_29_">
      <style:paragraph-properties fo:text-align="start" style:justify-single-word="false"/>
      <style:text-properties style:font-name="Times New Roman1" fo:font-size="14pt" fo:font-weight="normal" officeooo:paragraph-rsid="000eedc6" style:font-size-asian="14pt" style:font-weight-asian="normal" style:font-name-complex="Times New Roman2" style:font-size-complex="14pt" style:font-weight-complex="normal"/>
    </style:style>
    <style:style style:name="P22" style:family="paragraph" style:parent-style-name="Standard_20__28_user_29_">
      <style:paragraph-properties fo:text-align="center" style:justify-single-word="false"/>
      <style:text-properties style:font-name="Times New Roman1" fo:font-size="18pt" fo:font-weight="bold" officeooo:paragraph-rsid="000a0808" style:font-size-asian="18pt" style:font-weight-asian="bold" style:font-name-complex="Times New Roman2" style:font-size-complex="18pt"/>
    </style:style>
    <style:style style:name="P23" style:family="paragraph" style:parent-style-name="Standard_20__28_user_29_">
      <style:text-properties style:font-name="Times New Roman1" fo:font-size="18pt" fo:font-weight="bold" officeooo:paragraph-rsid="000a0808" style:font-size-asian="18pt" style:font-weight-asian="bold" style:font-name-complex="Times New Roman2" style:font-size-complex="18pt"/>
    </style:style>
    <style:style style:name="P24" style:family="paragraph" style:parent-style-name="Standard_20__28_user_29_">
      <style:paragraph-properties fo:text-align="center" style:justify-single-word="false"/>
      <style:text-properties officeooo:paragraph-rsid="000a0808"/>
    </style:style>
    <style:style style:name="P25" style:family="paragraph" style:parent-style-name="Standard_20__28_user_29_">
      <style:text-properties officeooo:paragraph-rsid="000a0808"/>
    </style:style>
    <style:style style:name="P26" style:family="paragraph" style:parent-style-name="Standard_20__28_user_29_">
      <style:paragraph-properties fo:margin-top="0cm" fo:margin-bottom="0.282cm" loext:contextual-spacing="false" fo:line-height="150%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27" style:family="paragraph" style:parent-style-name="Standard_20__28_user_29_">
      <style:paragraph-properties fo:margin-top="0cm" fo:margin-bottom="0.282cm" loext:contextual-spacing="false" fo:line-height="150%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28" style:family="paragraph" style:parent-style-name="Standard">
      <style:paragraph-properties fo:margin-top="0cm" fo:margin-bottom="0.282cm" loext:contextual-spacing="false" fo:line-height="100%" fo:text-align="justify" style:justify-single-word="false"/>
      <style:text-properties fo:font-size="14pt" officeooo:paragraph-rsid="0010a528" style:font-size-asian="14pt" style:font-size-complex="14pt"/>
    </style:style>
    <style:style style:name="P29" style:family="paragraph" style:parent-style-name="Standard">
      <style:text-properties style:font-name="TimesNewRoman" fo:font-size="14pt" fo:font-weight="normal" officeooo:rsid="0032d2a2" officeooo:paragraph-rsid="000b6ecf" style:font-size-asian="14pt" style:font-weight-asian="normal" style:font-size-complex="14pt" style:font-weight-complex="normal"/>
    </style:style>
    <style:style style:name="P30" style:family="paragraph" style:parent-style-name="Standard">
      <style:text-properties style:font-name="TimesNewRoman" fo:font-size="14pt" fo:font-weight="normal" officeooo:rsid="002c272f" officeooo:paragraph-rsid="000b6ecf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font-name="TimesNewRoman" fo:font-size="14pt" fo:font-weight="normal" officeooo:rsid="002e32b0" officeooo:paragraph-rsid="000c98ee" style:font-size-asian="14pt" style:font-weight-asian="normal" style:font-size-complex="14pt" style:font-weight-complex="normal"/>
    </style:style>
    <style:style style:name="P32" style:family="paragraph" style:parent-style-name="Table_20_Contents">
      <style:text-properties fo:color="#000000" style:font-name="Times New Roman" fo:font-size="12pt" fo:font-weight="normal" officeooo:rsid="003360a4" officeooo:paragraph-rsid="000c98ee" style:font-weight-asian="normal" style:font-weight-complex="normal"/>
    </style:style>
    <style:style style:name="P33" style:family="paragraph" style:parent-style-name="Table_20_Contents">
      <style:text-properties fo:color="#000000" style:font-name="Times New Roman" fo:font-size="12pt" fo:font-weight="normal" officeooo:rsid="003360a4" officeooo:paragraph-rsid="000c98ee"/>
    </style:style>
    <style:style style:name="P34" style:family="paragraph" style:parent-style-name="Table_20_Contents">
      <style:text-properties fo:color="#000000" style:font-name="Times New Roman" fo:font-size="12pt" fo:font-weight="normal" officeooo:rsid="00338375" officeooo:paragraph-rsid="000c98ee"/>
    </style:style>
    <style:style style:name="P35" style:family="paragraph" style:parent-style-name="List_20_Paragraph" style:list-style-name="WWNum12">
      <style:text-properties style:font-name="Times New Roman1" fo:font-size="14pt" officeooo:paragraph-rsid="000a0808" style:font-size-asian="14pt" style:font-name-complex="Times New Roman2" style:font-size-complex="14pt"/>
    </style:style>
    <style:style style:name="P36" style:family="paragraph" style:parent-style-name="List_20_Paragraph" style:list-style-name="WWNum13">
      <style:text-properties style:font-name="Times New Roman1" fo:font-size="14pt" officeooo:paragraph-rsid="000a0808" style:font-size-asian="14pt" style:font-name-complex="Times New Roman2" style:font-size-complex="14pt"/>
    </style:style>
    <style:style style:name="P37" style:family="paragraph" style:parent-style-name="List_20_Paragraph" style:list-style-name="WWNum14">
      <style:text-properties style:font-name="Times New Roman1" fo:font-size="14pt" officeooo:paragraph-rsid="000a0808" style:font-size-asian="14pt" style:font-name-complex="Times New Roman2" style:font-size-complex="14pt"/>
    </style:style>
    <style:style style:name="P38" style:family="paragraph" style:parent-style-name="List_20_Paragraph" style:list-style-name="WWNum15">
      <style:text-properties style:font-name="Times New Roman1" fo:font-size="14pt" officeooo:paragraph-rsid="000a0808" style:font-size-asian="14pt" style:font-name-complex="Times New Roman2" style:font-size-complex="14pt"/>
    </style:style>
    <style:style style:name="P39" style:family="paragraph" style:parent-style-name="List_20_Paragraph" style:list-style-name="WWNum16">
      <style:text-properties style:font-name="Times New Roman1" fo:font-size="14pt" officeooo:paragraph-rsid="000a0808" style:font-size-asian="14pt" style:font-name-complex="Times New Roman2" style:font-size-complex="14pt"/>
    </style:style>
    <style:style style:name="P40" style:family="paragraph" style:parent-style-name="List_20_Paragraph" style:list-style-name="WWNum16">
      <style:text-properties style:font-name="Times New Roman1" fo:font-size="14pt" officeooo:rsid="000eedc6" officeooo:paragraph-rsid="000eedc6" style:font-size-asian="14pt" style:font-name-complex="Times New Roman2" style:font-size-complex="14pt"/>
    </style:style>
    <style:style style:name="P41" style:family="paragraph" style:parent-style-name="List_20_Paragraph" style:list-style-name="WWNum17">
      <style:text-properties style:font-name="Times New Roman1" fo:font-size="14pt" officeooo:paragraph-rsid="000a0808" style:font-size-asian="14pt" style:font-name-complex="Times New Roman2" style:font-size-complex="14pt"/>
    </style:style>
    <style:style style:name="P42" style:family="paragraph" style:parent-style-name="List_20_Paragraph" style:list-style-name="WWNum18">
      <style:text-properties style:font-name="Times New Roman1" fo:font-size="14pt" officeooo:paragraph-rsid="000a0808" style:font-size-asian="14pt" style:font-name-complex="Times New Roman2" style:font-size-complex="14pt"/>
    </style:style>
    <style:style style:name="P43" style:family="paragraph" style:parent-style-name="List_20_Paragraph" style:list-style-name="WWNum2">
      <style:paragraph-properties fo:margin-top="0cm" fo:margin-bottom="0cm" loext:contextual-spacing="true" fo:line-height="150%">
        <style:tab-stops>
          <style:tab-stop style:position="6.267cm"/>
        </style:tab-stops>
      </style:paragraph-properties>
      <style:text-properties fo:font-size="14pt" officeooo:paragraph-rsid="000a0808" style:font-size-asian="14pt" style:font-size-complex="14pt"/>
    </style:style>
    <style:style style:name="P44" style:family="paragraph" style:parent-style-name="List_20_Paragraph" style:list-style-name="WWNum2">
      <style:paragraph-properties fo:margin-top="0cm" fo:margin-bottom="0cm" loext:contextual-spacing="true" fo:line-height="150%">
        <style:tab-stops>
          <style:tab-stop style:position="6.267cm"/>
        </style:tab-stops>
      </style:paragraph-properties>
      <style:text-properties style:font-name="Times New Roman1" fo:font-size="14pt" officeooo:rsid="000c98ee" officeooo:paragraph-rsid="000c98ee" style:font-size-asian="14pt" style:font-name-complex="Times New Roman2" style:font-size-complex="14pt"/>
    </style:style>
    <style:style style:name="P45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>
        <style:tab-stops>
          <style:tab-stop style:position="6.267cm"/>
        </style:tab-stops>
      </style:paragraph-properties>
      <style:text-properties style:font-name="Times New Roman1" fo:font-size="14pt" officeooo:paragraph-rsid="000a0808" style:font-size-asian="14pt" style:font-name-complex="Times New Roman2" style:font-size-complex="14pt"/>
    </style:style>
    <style:style style:name="P46" style:family="paragraph" style:parent-style-name="Standard" style:list-style-name="">
      <style:paragraph-properties fo:margin-left="0cm" fo:margin-right="0cm" fo:margin-top="0.353cm" fo:margin-bottom="0cm" loext:contextual-spacing="false" fo:line-height="105%" fo:keep-together="always" fo:text-indent="0cm" style:auto-text-indent="false" fo:keep-with-next="always" style:vertical-align="baseline"/>
      <style:text-properties fo:color="#000000" style:font-name="Times New Roman1" fo:font-size="14pt" fo:font-weight="bold" officeooo:paragraph-rsid="000a0808" style:letter-kerning="true" style:font-name-asian="SimSun" style:font-size-asian="14pt" style:language-asian="en" style:country-asian="US" style:font-weight-asian="bold" style:font-name-complex="Times New Roman2" style:font-size-complex="14pt" style:font-weight-complex="bold"/>
    </style:style>
    <style:style style:name="P47" style:family="paragraph" style:parent-style-name="Standard" style:list-style-name="">
      <style:paragraph-properties fo:margin-left="0cm" fo:margin-right="0cm" fo:margin-top="0.353cm" fo:margin-bottom="0cm" loext:contextual-spacing="false" fo:line-height="105%" fo:keep-together="always" fo:text-indent="0cm" style:auto-text-indent="false" fo:keep-with-next="always" style:vertical-align="baseline"/>
      <style:text-properties style:font-name="Times New Roman1" fo:font-size="14pt" fo:font-weight="bold" officeooo:paragraph-rsid="000a0808" style:letter-kerning="true" style:font-name-asian="SimSun" style:font-size-asian="14pt" style:language-asian="en" style:country-asian="US" style:font-weight-asian="bold" style:font-name-complex="Times New Roman2" style:font-size-complex="14pt" style:font-weight-complex="bold"/>
    </style:style>
    <style:style style:name="P48" style:family="paragraph" style:parent-style-name="Standard" style:list-style-name="L1">
      <style:text-properties style:font-name="TimesNewRoman" fo:font-size="14pt" fo:font-weight="normal" officeooo:rsid="0032d2a2" officeooo:paragraph-rsid="000b6ecf" style:font-size-asian="14pt" style:font-weight-asian="normal" style:font-size-complex="14pt" style:font-weight-complex="normal"/>
    </style:style>
    <style:style style:name="P49" style:family="paragraph" style:parent-style-name="Standard" style:list-style-name="L2">
      <style:text-properties style:font-name="TimesNewRoman" fo:font-size="14pt" fo:font-weight="normal" officeooo:rsid="002c272f" officeooo:paragraph-rsid="000b6ecf" style:font-size-asian="14pt" style:font-weight-asian="normal" style:font-size-complex="14pt" style:font-weight-complex="normal"/>
    </style:style>
    <style:style style:name="P50" style:family="paragraph" style:parent-style-name="Standard" style:list-style-name="L3">
      <style:text-properties style:font-name="TimesNewRoman" fo:font-size="14pt" fo:font-weight="normal" officeooo:rsid="002c272f" officeooo:paragraph-rsid="000b6ecf" style:font-size-asian="14pt" style:font-weight-asian="normal" style:font-size-complex="14pt" style:font-weight-complex="normal"/>
    </style:style>
    <style:style style:name="P51" style:family="paragraph" style:parent-style-name="Standard" style:list-style-name="L1">
      <style:paragraph-properties fo:line-height="105%" style:vertical-align="baseline"/>
      <style:text-properties style:font-name="TimesNewRoman" fo:font-size="14pt" fo:font-weight="normal" officeooo:rsid="0032d2a2" officeooo:paragraph-rsid="000b6ecf" style:letter-kerning="true" style:font-name-asian="SimSun" style:font-size-asian="14pt" style:language-asian="en" style:country-asian="US" style:font-weight-asian="normal" style:font-name-complex="Times New Roman2" style:font-size-complex="14pt" style:font-weight-complex="normal"/>
    </style:style>
    <style:style style:name="P5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53" style:family="paragraph" style:parent-style-name="Standard">
      <style:paragraph-properties style:line-height-at-least="0.503cm"/>
      <style:text-properties fo:color="#000000" fo:background-color="#ffffff"/>
    </style:style>
    <style:style style:name="P54" style:family="paragraph" style:parent-style-name="Standard">
      <style:paragraph-properties fo:text-align="start" style:justify-single-word="false"/>
      <style:text-properties style:font-name="Times New Roman1" fo:font-size="14pt" fo:font-weight="normal" officeooo:paragraph-rsid="000eedc6" style:font-size-asian="14pt" style:font-weight-asian="normal" style:font-name-complex="Times New Roman2" style:font-size-complex="14pt" style:font-weight-complex="normal"/>
    </style:style>
    <style:style style:name="P55" style:family="paragraph" style:parent-style-name="Standard" style:list-style-name="L3">
      <style:paragraph-properties fo:margin-top="0cm" fo:margin-bottom="0cm" loext:contextual-spacing="false" fo:line-height="100%" style:vertical-align="baseline"/>
      <style:text-properties fo:color="#000000" style:font-name="TimesNewRoman" fo:font-size="14pt" officeooo:paragraph-rsid="000b6ecf" style:letter-kerning="true" style:font-name-asian="Times New Roman2" style:font-size-asian="14pt" style:font-name-complex="Times New Roman2" style:font-size-complex="14pt"/>
    </style:style>
    <style:style style:name="P56" style:family="paragraph" style:parent-style-name="Standard" style:list-style-name="L3">
      <style:paragraph-properties fo:margin-top="0cm" fo:margin-bottom="0cm" loext:contextual-spacing="false" fo:line-height="100%" style:vertical-align="baseline"/>
      <style:text-properties fo:color="#000000" style:font-name="TimesNewRoman" fo:font-size="14pt" officeooo:rsid="001119f8" officeooo:paragraph-rsid="001119f8" style:letter-kerning="true" style:font-name-asian="Times New Roman2" style:font-size-asian="14pt" style:font-name-complex="Times New Roman2" style:font-size-complex="14pt"/>
    </style:style>
    <style:style style:name="P57" style:family="paragraph" style:parent-style-name="Standard">
      <style:paragraph-properties fo:margin-top="0cm" fo:margin-bottom="0cm" loext:contextual-spacing="false" fo:line-height="150%" fo:text-align="start" style:justify-single-word="false">
        <style:tab-stops>
          <style:tab-stop style:position="6.267cm"/>
        </style:tab-stops>
      </style:paragraph-properties>
      <style:text-properties fo:color="#000000" style:font-name="Droid Sans Mono" fo:font-size="10.5pt" fo:font-weight="normal" officeooo:rsid="0011d7ab" officeooo:paragraph-rsid="0011d7ab" fo:background-color="#ffffff" style:font-size-asian="14pt" style:font-weight-asian="bold" style:font-name-complex="Times New Roman2" style:font-size-complex="14pt"/>
    </style:style>
    <style:style style:name="P58" style:family="paragraph" style:parent-style-name="Standard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1" fo:font-size="14pt" fo:language="ru" fo:country="RU" officeooo:rsid="000c98ee" officeooo:paragraph-rsid="000c98ee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59" style:family="paragraph" style:parent-style-name="Standard" style:list-style-name="L3">
      <style:paragraph-properties fo:margin-top="0cm" fo:margin-bottom="0cm" loext:contextual-spacing="false" fo:line-height="100%" style:vertical-align="baseline"/>
      <style:text-properties style:font-name="Times New Roman1" officeooo:paragraph-rsid="000b6ecf" style:font-name-complex="Times New Roman2"/>
    </style:style>
    <style:style style:name="P60" style:family="paragraph" style:parent-style-name="Standard">
      <style:paragraph-properties fo:margin-top="0cm" fo:margin-bottom="0.499cm" loext:contextual-spacing="false" style:line-height-at-least="0.503cm"/>
      <style:text-properties fo:color="#000000" fo:background-color="#ffffff"/>
    </style:style>
    <style:style style:name="P61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62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1" fo:font-size="14pt" officeooo:paragraph-rsid="000a0808" style:font-size-asian="14pt" style:font-name-complex="Times New Roman2" style:font-size-complex="14pt"/>
    </style:style>
    <style:style style:name="P63" style:family="paragraph" style:parent-style-name="Standard_20__28_user_29_">
      <style:paragraph-properties fo:margin-top="0cm" fo:margin-bottom="0cm" loext:contextual-spacing="false"/>
      <style:text-properties style:font-name="Times New Roman1" fo:font-size="14pt" fo:font-weight="normal" officeooo:paragraph-rsid="0011d7ab" style:font-size-asian="14pt" style:font-weight-asian="normal" style:font-name-complex="Times New Roman2" style:font-size-complex="14pt" style:font-weight-complex="normal"/>
    </style:style>
    <style:style style:name="P64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1" fo:font-size="14pt" fo:font-weight="bold" officeooo:paragraph-rsid="0011d7ab" style:font-size-asian="14pt" style:font-weight-asian="bold" style:font-name-complex="Times New Roman2" style:font-size-complex="14pt"/>
    </style:style>
    <style:style style:name="P65" style:family="paragraph" style:parent-style-name="Standard_20__28_user_29_">
      <style:paragraph-properties fo:margin-top="0cm" fo:margin-bottom="0cm" loext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Times New Roman1" fo:font-size="14pt" fo:font-weight="bold" officeooo:rsid="0011d7ab" officeooo:paragraph-rsid="0011d7ab" style:font-size-asian="14pt" style:font-weight-asian="bold" style:font-name-complex="Times New Roman2" style:font-size-complex="14pt"/>
    </style:style>
    <style:style style:name="P66" style:family="paragraph" style:parent-style-name="Standard_20__28_user_29_">
      <style:paragraph-properties fo:margin-top="0cm" fo:margin-bottom="0cm" loext:contextual-spacing="false"/>
      <style:text-properties style:font-name="Times New Roman1" fo:font-size="14pt" style:font-size-asian="14pt" style:font-name-complex="Times New Roman2" style:font-size-complex="14pt"/>
    </style:style>
    <style:style style:name="P67" style:family="paragraph" style:parent-style-name="Standard_20__28_user_29_">
      <style:paragraph-properties fo:margin-top="0cm" fo:margin-bottom="0cm" loext:contextual-spacing="false" fo:line-height="150%" fo:text-align="start" style:justify-single-word="false">
        <style:tab-stops>
          <style:tab-stop style:position="6.267cm"/>
        </style:tab-stops>
      </style:paragraph-properties>
      <style:text-properties fo:color="#000000" style:font-name="Times New Roman1" fo:font-size="14pt" fo:font-weight="bold" officeooo:rsid="0011d7ab" officeooo:paragraph-rsid="0011d7ab" fo:background-color="#ffffff" style:font-size-asian="14pt" style:font-weight-asian="bold" style:font-name-complex="Times New Roman2" style:font-size-complex="14pt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3" style:family="text">
      <style:text-properties style:font-name="Times New Roman1" fo:font-size="14pt" fo:font-weight="bold" officeooo:rsid="000b6ecf" style:font-size-asian="14pt" style:font-weight-asian="bold" style:font-name-complex="Times New Roman2" style:font-size-complex="14pt"/>
    </style:style>
    <style:style style:name="T4" style:family="text">
      <style:text-properties style:font-name="Times New Roman1" style:font-name-complex="Times New Roman2"/>
    </style:style>
    <style:style style:name="T5" style:family="text">
      <style:text-properties style:font-name="Times New Roman1" officeooo:rsid="000c98ee" style:font-name-complex="Times New Roman2"/>
    </style:style>
    <style:style style:name="T6" style:family="text"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T7" style:family="text">
      <style:text-properties fo:color="#000000" style:font-name="Times New Roman1" fo:font-size="14pt" officeooo:rsid="0006e68f" style:font-name-asian="Times New Roman2" style:font-size-asian="14pt" style:font-name-complex="Times New Roman2" style:font-size-complex="14pt"/>
    </style:style>
    <style:style style:name="T8" style:family="text">
      <style:text-properties fo:color="#000000" style:font-name="Times New Roman1" fo:font-size="14pt" officeooo:rsid="000b6ecf" style:font-name-asian="Times New Roman2" style:font-size-asian="14pt" style:font-name-complex="Times New Roman2" style:font-size-complex="14pt"/>
    </style:style>
    <style:style style:name="T9" style:family="text">
      <style:text-properties fo:color="#000000" style:font-name="Times New Roman1" fo:font-size="14pt" officeooo:rsid="0013ecef" style:font-name-asian="Times New Roman2" style:font-size-asian="14pt" style:font-name-complex="Times New Roman2" style:font-size-complex="14pt"/>
    </style:style>
    <style:style style:name="T10" style:family="text">
      <style:text-properties fo:color="#000000" style:font-name="Times New Roman1" fo:font-size="14pt" fo:language="ru" fo:country="RU" officeooo:rsid="0006e68f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11" style:family="text">
      <style:text-properties fo:color="#000000" fo:font-weight="bold" officeooo:rsid="000eedc6" style:font-weight-asian="bold" style:font-weight-complex="bold"/>
    </style:style>
    <style:style style:name="T12" style:family="text">
      <style:text-properties fo:color="#000000" style:font-name="Droid Sans Mono" fo:font-size="10.5pt" fo:font-weight="normal" officeooo:rsid="000eedc6" fo:background-color="#1e1e1e" loext:char-shading-value="0" style:font-weight-asian="bold" style:font-weight-complex="bold"/>
    </style:style>
    <style:style style:name="T13" style:family="text">
      <style:text-properties fo:color="#000000" style:font-name="Droid Sans Mono" fo:font-size="10.5pt" fo:font-weight="normal" officeooo:rsid="000eedc6" style:font-weight-asian="bold" style:font-weight-complex="bold"/>
    </style:style>
    <style:style style:name="T14" style:family="text">
      <style:text-properties fo:color="#000000" style:font-name="Droid Sans Mono" fo:font-size="10.5pt" fo:font-weight="normal" officeooo:rsid="000eedc6" fo:background-color="#ffffff" loext:char-shading-value="0" style:font-weight-asian="bold" style:font-weight-complex="bold"/>
    </style:style>
    <style:style style:name="T15" style:family="text">
      <style:text-properties fo:color="#000000" style:font-name="Droid Sans Mono" fo:font-size="10.5pt" fo:font-weight="normal" officeooo:rsid="000eedc6" fo:background-color="#ffffff" loext:char-shading-value="0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c272f" style:font-weight-asian="normal" style:font-weight-complex="normal"/>
    </style:style>
    <style:style style:name="T18" style:family="text">
      <style:text-properties officeooo:rsid="003360a4"/>
    </style:style>
    <style:style style:name="T19" style:family="text">
      <style:text-properties officeooo:rsid="000eedc6" style:font-weight-asian="bold" style:font-weight-complex="bold"/>
    </style:style>
    <style:style style:name="T20" style:family="text">
      <style:text-properties officeooo:rsid="00100124"/>
    </style:style>
    <style:style style:name="T21" style:family="text">
      <style:text-properties officeooo:rsid="0011d7ab"/>
    </style:style>
    <style:style style:name="T22" style:family="text">
      <style:text-properties fo:color="#c586c0"/>
    </style:style>
    <style:style style:name="T23" style:family="text">
      <style:text-properties fo:color="#569cd6"/>
    </style:style>
    <style:style style:name="T24" style:family="text">
      <style:text-properties fo:color="#ce9178"/>
    </style:style>
    <style:style style:name="T25" style:family="text">
      <style:text-properties fo:color="#6a9955"/>
    </style:style>
    <style:style style:name="T26" style:family="text">
      <style:text-properties fo:color="#6a9955" style:font-name="Droid Sans Mono" fo:font-size="10.5pt" fo:font-weight="normal" officeooo:rsid="000eedc6" fo:background-color="#1e1e1e" loext:char-shading-value="0" style:font-weight-asian="bold" style:font-weight-complex="bold"/>
    </style:style>
    <style:style style:name="T27" style:family="text">
      <style:text-properties fo:color="#4ec9b0"/>
    </style:style>
    <style:style style:name="T28" style:family="text">
      <style:text-properties fo:color="#dcdcaa"/>
    </style:style>
    <style:style style:name="T29" style:family="text">
      <style:text-properties fo:color="#9cdcfe"/>
    </style:style>
    <style:style style:name="T30" style:family="text">
      <style:text-properties fo:color="#d7ba7d"/>
    </style:style>
    <style:style style:name="T31" style:family="text">
      <style:text-properties fo:color="#b5cea8"/>
    </style:style>
    <style:style style:name="T32" style:family="text">
      <style:text-properties style:font-name="Droid Sans Mono" fo:font-size="10.5pt" fo:font-weight="normal" officeooo:rsid="000eedc6" fo:background-color="#1e1e1e" loext:char-shading-value="0" style:font-weight-asian="bold" style:font-weight-complex="bold"/>
    </style:style>
    <style:style style:name="T33" style:family="text">
      <style:text-properties officeooo:rsid="0013ecef"/>
    </style:style>
    <style:style style:name="T34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Московский Авиационный Институт</text:p>
      <text:p text:style-name="P15">(Национальный Исследовательский Университет)</text:p>
      <text:p text:style-name="P15">Факультет информационных технологий и прикладной математики</text:p>
      <text:p text:style-name="P15">Кафедра вычислительной математики и программирования</text:p>
      <text:p text:style-name="P22"/>
      <text:p text:style-name="P22"/>
      <text:p text:style-name="P24"><text:span text:style-name="T2">Лабораторная работа №</text:span><text:span text:style-name="T3">5</text:span><text:span text:style-name="T2"> по курсу</text:span></text:p>
      <text:p text:style-name="P17">«Операционные системы»</text:p>
      <text:p text:style-name="P17"/>
      <text:p text:style-name="P24"/>
      <text:p text:style-name="P23"/>
      <text:p text:style-name="P22"/>
      <text:p text:style-name="P2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/>
      <text:p text:style-name="P12"/>
      <text:p text:style-name="P12"/>
      <text:p text:style-name="P12"/>
      <text:p text:style-name="P12"/>
      <text:p text:style-name="P12"/>
      <text:p text:style-name="P2"><text:span text:style-name="T6">Студент: </text:span><text:span text:style-name="T10">Ядров Артем Леонидович</text:span></text:p>
      <text:p text:style-name="P11"><text:span text:style-name="T6">Группа: М8О-</text:span><text:span text:style-name="T7">2</text:span><text:span text:style-name="T6">0</text:span><text:span text:style-name="T7">8</text:span><text:span text:style-name="T6">Б-</text:span><text:span text:style-name="T7">2</text:span><text:span text:style-name="T9">1</text:span></text:p>
      <text:p text:style-name="P11"><text:span text:style-name="T6">Вариант: </text:span><text:span text:style-name="T9">2</text:span></text:p>
      <text:p text:style-name="P3">Преподаватель: <text:span text:style-name="T33">Соколов Андрей Алексеевич</text:span></text:p>
      <text:p text:style-name="P3">Оценка: ___________</text:p>
      <text:p text:style-name="P3">Дата: ___________</text:p>
      <text:p text:style-name="P3">Подпись: ___________</text:p>
      <text:p text:style-name="P4"/>
      <text:p text:style-name="P4"/>
      <text:p text:style-name="P4">Москва, 202<text:span text:style-name="T33">2</text:span></text:p>
      <text:p text:style-name="P19"><text:soft-page-break/>Содержание</text:p>
      <text:list xml:id="list749576867" text:style-name="WWNum12">
        <text:list-item text:start-value="1">
          <text:p text:style-name="P35">Репозиторий</text:p>
        </text:list-item>
        <text:list-item text:style-override="WWNum13">
          <text:p text:style-name="P36">Постановка задачи</text:p>
        </text:list-item>
        <text:list-item text:style-override="WWNum14">
          <text:p text:style-name="P37">Общие сведения о программе</text:p>
        </text:list-item>
        <text:list-item text:style-override="WWNum15">
          <text:p text:style-name="P38">Общий метод и алгоритм решения</text:p>
        </text:list-item>
        <text:list-item text:style-override="WWNum16">
          <text:p text:style-name="P39">Исходный код</text:p>
        </text:list-item>
        <text:list-item text:style-override="WWNum16">
          <text:p text:style-name="P40">Сборка программы</text:p>
        </text:list-item>
        <text:list-item text:style-override="WWNum17">
          <text:p text:style-name="P41">Демонстрация работы программы</text:p>
        </text:list-item>
        <text:list-item text:style-override="WWNum18">
          <text:p text:style-name="P42">Выводы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9">Репозиторий</text:p>
      <text:p text:style-name="P25"><text:span text:style-name="Internet_20_link"><text:span text:style-name="T1">https://github.com/Mrak0bEss/OS/tree/main/lab5</text:span></text:span></text:p>
      <text:p text:style-name="P16"/>
      <text:p text:style-name="P19">Постановка задачи</text:p>
      <text:h text:style-name="P46" text:outline-level="2">Цель работы</text:h>
      <text:p text:style-name="P29">Приобретение практических навыков в:</text:p>
      <text:list xml:id="list803274155" text:style-name="L1">
        <text:list-item>
          <text:p text:style-name="P48">Создание динамических библиотек</text:p>
        </text:list-item>
        <text:list-item>
          <text:p text:style-name="P51">Создание программ, которые используют функции динамических библиотек</text:p>
        </text:list-item>
      </text:list>
      <text:h text:style-name="P47" text:outline-level="2">Задание</text:h>
      <text:p text:style-name="P30">Требуется создать динамические библиотеки, которые реализуют определенный функционал.</text:p>
      <text:p text:style-name="P30">Далее использовать данные библиотеки 2-мя способами:</text:p>
      <text:p text:style-name="P30">1. Во время компиляции (на этапе «линковки»/linking)</text:p>
      <text:p text:style-name="P30">2. Во время исполнения программы. Библиотеки загружаются в память с помощью</text:p>
      <text:p text:style-name="P30">интерфейса ОС для работы с динамическими библиотеками</text:p>
      <text:p text:style-name="P30">В конечном итоге, в лабораторной работе необходимо получить следующие части:</text:p>
      <text:list xml:id="list1402581716" text:style-name="L2">
        <text:list-item>
          <text:p text:style-name="P49">Динамические библиотеки, реализующие контракты, которые заданы вариантом;</text:p>
        </text:list-item>
        <text:list-item>
          <text:p text:style-name="P49">Тестовая программа (программа No1), которая используют одну из библиотек, используя знания полученные на этапе компиляции;</text:p>
        </text:list-item>
        <text:list-item>
          <text:p text:style-name="P49">Тестовая программа (программа No2), которая загружает библиотеки, используя только их местоположение и контракты.</text:p>
        </text:list-item>
      </text:list>
      <text:p text:style-name="P30">Провести анализ двух типов использования библиотек.</text:p>
      <text:p text:style-name="P30"/>
      <text:p text:style-name="P30">Пользовательский ввод для обоих программ должен быть организован следующим образом:</text:p>
      <text:list xml:id="list1902221539" text:style-name="L3">
        <text:list-item>
          <text:p text:style-name="P50">Если пользователь вводит команду «0», то программа переключает одну реализацию контрактов на другую (необходимо только для программы No2). Можно реализовать лабораторную работу без данной функции, но максимальная оценка в этом случае будет «хорошо»;</text:p>
        </text:list-item>
        <text:list-item>
          <text:p text:style-name="P50">«1 arg1 arg2 ... argN», где после «1» идут аргументы для первой функции, предусмотренной контрактами. После ввода команды происходит вызов первой функции, и на экране появляется результат её выполнения;</text:p>
        </text:list-item>
        <text:list-item>
          <text:p text:style-name="P55"><text:span text:style-name="T17">«2 arg1 arg2 ... argM», где после «2» идут аргументы для второй функции, предусмотренной контрактами. После ввода команды происходит вызов второй функции, и на экране появляется результат её </text:span><text:soft-page-break/><text:span text:style-name="T17">выполнения</text:span></text:p>
          <text:p text:style-name="P56"><text:span text:style-name="T17">П</text:span><text:span text:style-name="T16">ервая функция — интеграл по синусу, вторая — решето Эратосфена</text:span></text:p>
          <text:p text:style-name="P59"/>
        </text:list-item>
      </text:list>
      <text:p text:style-name="P8">Общие сведения о программе</text:p>
      <text:p text:style-name="P58">Программа компилируется в двух файлах: static_main.c и dynamic_main.c</text:p>
      <text:p text:style-name="P31">Используемые <text:span text:style-name="T18">библиотечные</text:span> вызовы:</text:p>
      <table:table table:name="Table1" table:style-name="Table1">
        <table:table-column table:style-name="Table1.A"/>
        <table:table-column table:style-name="Table1.B"/>
        <table:table-row table:style-name="TableLine94101494505632">
          <table:table-cell table:style-name="Table1.A1" office:value-type="string">
            <text:p text:style-name="P32">void *dlopen(const char *filename, int flag);</text:p>
          </table:table-cell>
          <table:table-cell table:style-name="Table1.B1" office:value-type="string">
            <text:p text:style-name="P33">Загружает динамическую библиотеку, имя которой указано в строке filename и возвращает прямой указатель на начало загруженной библиотеки.</text:p>
          </table:table-cell>
        </table:table-row>
        <table:table-row table:style-name="TableLine94101494515568">
          <table:table-cell table:style-name="Table1.A2" office:value-type="string">
            <text:p text:style-name="P32">const char *dlerror(void);</text:p>
          </table:table-cell>
          <table:table-cell table:style-name="Table1.B2" office:value-type="string">
            <text:p text:style-name="P34">Возвращает указатель на начало строки, описывающей ошибку, полученную на предыдущем вызове.</text:p>
          </table:table-cell>
        </table:table-row>
        <table:table-row table:style-name="TableLine94101494517088">
          <table:table-cell table:style-name="Table1.A2" office:value-type="string">
            <text:p text:style-name="P32">void *dlsym(void *handle, char *symbol);</text:p>
          </table:table-cell>
          <table:table-cell table:style-name="Table1.B2" office:value-type="string">
            <text:p text:style-name="P34">Получает параметр handle, который является выходом вызова dlopen и параметр symbol, который является строкой, в которой содержится название символа, который необходимо загрузить из библиотеки. Возвращает указатль на область памяти, в которой содержится необходимый символ.</text:p>
          </table:table-cell>
        </table:table-row>
        <table:table-row table:style-name="TableLine94101494517728">
          <table:table-cell table:style-name="Table1.A2" office:value-type="string">
            <text:p text:style-name="P32">int dlclose(void *handle);</text:p>
          </table:table-cell>
          <table:table-cell table:style-name="Table1.B2" office:value-type="string">
            <text:p text:style-name="P34">Уменьшает счетчик ссылок на указатель handle и если он равен нулю, то освобождает библиотеку.</text:p>
          </table:table-cell>
        </table:table-row>
      </table:table>
      <text:p text:style-name="P10"/>
      <text:p text:style-name="P7">Общий метод и алгоритм решения</text:p>
      <text:p text:style-name="P13">Для реализации поставленной задачи необходимо:</text:p>
      <text:list xml:id="list2617034563" text:style-name="WWNum2">
        <text:list-item>
          <text:p text:style-name="P43"><text:span text:style-name="T4">Изучить работу с </text:span><text:span text:style-name="T5">библиотеками.</text:span></text:p>
        </text:list-item>
        <text:list-item>
          <text:p text:style-name="P44">Реализовать две библиотеки согласно заданию.</text:p>
        </text:list-item>
        <text:list-item>
          <text:p text:style-name="P44">Реализовать две программы (для работы с динамическими и статическими библиотеками).</text:p>
        </text:list-item>
      </text:list>
      <text:p text:style-name="P45"/>
      <text:p text:style-name="P14"/>
      <text:p text:style-name="P6"/>
      <text:p text:style-name="P64">Исходный код</text:p>
      <text:p text:style-name="P65">prog1.cpp</text:p>
      <text:p text:style-name="P57">#include &lt;stdio.h&gt; //g++ prog1.cpp -L. -ld1 -o main1 -Wl,-rpath -Wl,.</text:p>
      <text:p text:style-name="P52">#include &lt;vector&gt; //g++ prog1.cpp -L. -ld2 -o main2 -Wl,-rpath -Wl,.</text:p>
      <text:p text:style-name="P52">#include&lt;iostream&gt;</text:p>
      <text:p text:style-name="P52">using namespace std;</text:p>
      <text:p text:style-name="P60"/>
      <text:p text:style-name="P52">extern "C" float Intgr(float A, float B, float e);</text:p>
      <text:p text:style-name="P52">//extern "C" float inintergal(float A, float B,float e);</text:p>
      <text:p text:style-name="P52">extern "C" int *Prim(int A, int B); </text:p>
      <text:p text:style-name="P53"/>
      <text:p text:style-name="P52"><text:soft-page-break/>int main()</text:p>
      <text:p text:style-name="P52">{</text:p>
      <text:p text:style-name="P52">int command;</text:p>
      <text:p text:style-name="P52">printf("1 for integrate, 2 for Eratosphen, 3 for break:\n");</text:p>
      <text:p text:style-name="P52">scanf("%d", &amp;command);</text:p>
      <text:p text:style-name="P52">while (1)</text:p>
      <text:p text:style-name="P52">{</text:p>
      <text:p text:style-name="P52">if (command == 1)</text:p>
      <text:p text:style-name="P52">{</text:p>
      <text:p text:style-name="P52">float a, b,e;</text:p>
      <text:p text:style-name="P52">scanf("%f%f%f", &amp;a, &amp;b, &amp;e);</text:p>
      <text:p text:style-name="P52">if ((a &lt; 1)||(b &lt; 1))</text:p>
      <text:p text:style-name="P52">{</text:p>
      <text:p text:style-name="P52">printf("Input error\n");</text:p>
      <text:p text:style-name="P52">}</text:p>
      <text:p text:style-name="P52">else</text:p>
      <text:p text:style-name="P52">{</text:p>
      <text:p text:style-name="P52">printf("%lf\n", Intgr(a,b,e));</text:p>
      <text:p text:style-name="P52">}</text:p>
      <text:p text:style-name="P52">}</text:p>
      <text:p text:style-name="P52">if (command == 2)</text:p>
      <text:p text:style-name="P52">{</text:p>
      <text:p text:style-name="P52">int a;</text:p>
      <text:p text:style-name="P52">int b;</text:p>
      <text:p text:style-name="P52">cin &gt;&gt; a &gt;&gt; b;</text:p>
      <text:p text:style-name="P52">//int arr[10000]; </text:p>
      <text:p text:style-name="P52">int *arr = Prim(a,b);</text:p>
      <text:p text:style-name="P52">for (int i = a; i &lt;= b; ++i)</text:p>
      <text:p text:style-name="P52">{</text:p>
      <text:p text:style-name="P52">//printf("%d ",arr[i]);</text:p>
      <text:p text:style-name="P52">if (arr[i]==1)</text:p>
      <text:p text:style-name="P52">{</text:p>
      <text:p text:style-name="P52">printf("%d ",i);</text:p>
      <text:p text:style-name="P52">}</text:p>
      <text:p text:style-name="P52">}</text:p>
      <text:p text:style-name="P52">printf("\n");</text:p>
      <text:p text:style-name="P52">}</text:p>
      <text:p text:style-name="P52">if (command == 3)</text:p>
      <text:p text:style-name="P52">{</text:p>
      <text:p text:style-name="P52">break;</text:p>
      <text:p text:style-name="P52">}</text:p>
      <text:p text:style-name="P52">scanf("%d", &amp;command);</text:p>
      <text:p text:style-name="P52">}</text:p>
      <text:p text:style-name="P52">return 0;</text:p>
      <text:p text:style-name="P52">}</text:p>
      <text:p text:style-name="P52">/*</text:p>
      <text:p text:style-name="P52">g++ -fPIC -c re1.cpp -o d1.o</text:p>
      <text:p text:style-name="P52">g++ -shared d1.o -o libd1.so</text:p>
      <text:p text:style-name="P52">g++ -fPIC -c re2.cpp -o d2.o</text:p>
      <text:p text:style-name="P52">g++ -shared d2.o -o libd2.so</text:p>
      <text:p text:style-name="P52"><text:soft-page-break/>g++ prog1.cpp -L. -ld1 -o main1 -Wl,-rpath -Wl,.</text:p>
      <text:p text:style-name="P52">g++ prog1.cpp -L. -ld2 -o main2 -Wl,-rpath -Wl,.</text:p>
      <text:p text:style-name="P52">*/</text:p>
      <text:p text:style-name="P67">prog2.cpp</text:p>
      <text:p text:style-name="P57">#include &lt;stdio.h&gt; //g++ prog2.cpp -L. -ldl -o main2 -Wl,-rpath -Wl,.</text:p>
      <text:p text:style-name="P52">#include &lt;stdlib.h&gt;</text:p>
      <text:p text:style-name="P52">#include &lt;dlfcn.h&gt;</text:p>
      <text:p text:style-name="P52">#include &lt;vector&gt;</text:p>
      <text:p text:style-name="P52">#include &lt;iostream&gt;</text:p>
      <text:p text:style-name="P52">using namespace std;</text:p>
      <text:p text:style-name="P53"/>
      <text:p text:style-name="P52">int main()</text:p>
      <text:p text:style-name="P52">{</text:p>
      <text:p text:style-name="P52">void* h = NULL;</text:p>
      <text:p text:style-name="P52">float (*Intgr)(float A, float B,float e);</text:p>
      <text:p text:style-name="P52">int* (*Prim)(int A,int B);</text:p>
      <text:p text:style-name="P52">int lib;</text:p>
      <text:p text:style-name="P52">printf("0 for change libs, 1 for re1.cpp, 2 for re2.cpp, 3 for exit:\n");</text:p>
      <text:p text:style-name="P52">scanf("%d", &amp;lib);</text:p>
      <text:p text:style-name="P52">while ((lib != 1)&amp;&amp;(lib != 2))</text:p>
      <text:p text:style-name="P52">{</text:p>
      <text:p text:style-name="P52">printf("Input error, try again:\n");</text:p>
      <text:p text:style-name="P52">scanf("%d", &amp;lib);</text:p>
      <text:p text:style-name="P52">}</text:p>
      <text:p text:style-name="P52">if (lib == 1)</text:p>
      <text:p text:style-name="P52">{</text:p>
      <text:p text:style-name="P52">h = dlopen("./libd1.so", RTLD_LAZY);</text:p>
      <text:p text:style-name="P52">}</text:p>
      <text:p text:style-name="P52">if (lib == 2)</text:p>
      <text:p text:style-name="P52">{</text:p>
      <text:p text:style-name="P52">h = dlopen("./libd2.so", RTLD_LAZY);</text:p>
      <text:p text:style-name="P52">}</text:p>
      <text:p text:style-name="P52">Intgr= (float(*)(float, float,float))dlsym(h, "Intgr");</text:p>
      <text:p text:style-name="P52">Prim = (int*(*)(int,int))dlsym(h, "Prim");</text:p>
      <text:p text:style-name="P52">unsigned command;</text:p>
      <text:p text:style-name="P52">printf("1 for Integrate 2 for Eratosphen:\n");</text:p>
      <text:p text:style-name="P52">char c1 = '1', c2 = '1';</text:p>
      <text:p text:style-name="P52">scanf("%d", &amp;command);</text:p>
      <text:p text:style-name="P52">while (1)</text:p>
      <text:p text:style-name="P52">{</text:p>
      <text:p text:style-name="P52">if (command == 0)</text:p>
      <text:p text:style-name="P52">{</text:p>
      <text:p text:style-name="P52">if (lib == 1)</text:p>
      <text:p text:style-name="P52">{</text:p>
      <text:p text:style-name="P52">dlclose(h);</text:p>
      <text:p text:style-name="P52">h = dlopen("./libd2.so", RTLD_LAZY);</text:p>
      <text:p text:style-name="P52">Intgr = (float(*)(float, float,float))dlsym(h, "Intgr");</text:p>
      <text:p text:style-name="P52">Prim= (int*(*)(int,int))dlsym(h, "Prim");</text:p>
      <text:p text:style-name="P52">lib = 2;</text:p>
      <text:p text:style-name="P52"><text:soft-page-break/>printf("re1 changed on re2\n");</text:p>
      <text:p text:style-name="P52">scanf("%d", &amp;command);</text:p>
      <text:p text:style-name="P52">continue;</text:p>
      <text:p text:style-name="P52">}</text:p>
      <text:p text:style-name="P52">else</text:p>
      <text:p text:style-name="P52">{</text:p>
      <text:p text:style-name="P52">dlclose(h);</text:p>
      <text:p text:style-name="P52">h = dlopen("./libd1.so", RTLD_LAZY);</text:p>
      <text:p text:style-name="P52">Intgr = (float(*)(float, float,float))dlsym(h, "Intgr");</text:p>
      <text:p text:style-name="P52">Prim = (int*(*)(int,int))dlsym(h, "Prim");</text:p>
      <text:p text:style-name="P52">lib = 1;</text:p>
      <text:p text:style-name="P52">printf("re2 changed on re1\n");</text:p>
      <text:p text:style-name="P52">scanf("%d", &amp;command);</text:p>
      <text:p text:style-name="P52">continue;</text:p>
      <text:p text:style-name="P52">}</text:p>
      <text:p text:style-name="P52">}</text:p>
      <text:p text:style-name="P52">if (command == 1)</text:p>
      <text:p text:style-name="P52">{</text:p>
      <text:p text:style-name="P52">char c1 = '1', c2 = '1';</text:p>
      <text:p text:style-name="P52">float a, b,e;</text:p>
      <text:p text:style-name="P52">scanf("%f%f%f", &amp;a, &amp;b, &amp;e);</text:p>
      <text:p text:style-name="P52">if ((a &lt; 1)||(b &lt; 1))</text:p>
      <text:p text:style-name="P52">{</text:p>
      <text:p text:style-name="P52">printf("Input error\n");</text:p>
      <text:p text:style-name="P52">}</text:p>
      <text:p text:style-name="P52">else</text:p>
      <text:p text:style-name="P52">{</text:p>
      <text:p text:style-name="P52">printf("%lf\n", Intgr(a,b,e));</text:p>
      <text:p text:style-name="P52">}</text:p>
      <text:p text:style-name="P52">}</text:p>
      <text:p text:style-name="P52">if (command == 2)</text:p>
      <text:p text:style-name="P52">{</text:p>
      <text:p text:style-name="P52">int a,b;</text:p>
      <text:p text:style-name="P52">cin &gt;&gt; a &gt;&gt; b;</text:p>
      <text:p text:style-name="P52">//int arr[10000]; </text:p>
      <text:p text:style-name="P52">int *arr = Prim(a,b);</text:p>
      <text:p text:style-name="P52">for (int i = a; i &lt;= b; ++i)</text:p>
      <text:p text:style-name="P52">{</text:p>
      <text:p text:style-name="P52">//printf("%d ",arr[i]);</text:p>
      <text:p text:style-name="P52">if (arr[i]==1)</text:p>
      <text:p text:style-name="P52">{</text:p>
      <text:p text:style-name="P52">printf("%d ",i);</text:p>
      <text:p text:style-name="P52">}</text:p>
      <text:p text:style-name="P52">}</text:p>
      <text:p text:style-name="P52">printf("\n");</text:p>
      <text:p text:style-name="P52">}</text:p>
      <text:p text:style-name="P52">if (command == 3)</text:p>
      <text:p text:style-name="P52">{</text:p>
      <text:p text:style-name="P52">break;</text:p>
      <text:p text:style-name="P52">}</text:p>
      <text:p text:style-name="P52"><text:soft-page-break/>scanf("%d", &amp;command);</text:p>
      <text:p text:style-name="P52">}</text:p>
      <text:p text:style-name="P52">dlclose(h);</text:p>
      <text:p text:style-name="P52">return 0;</text:p>
      <text:p text:style-name="P52">}</text:p>
      <text:p text:style-name="P67">re1.cpp</text:p>
      <text:p text:style-name="P57">#include&lt;cmath&gt;</text:p>
      <text:p text:style-name="P52">#include&lt;vector&gt;</text:p>
      <text:p text:style-name="P52">#include &lt;cstdlib&gt;</text:p>
      <text:p text:style-name="P52">#include&lt;iostream&gt;</text:p>
      <text:p text:style-name="P52">using namespace std;</text:p>
      <text:p text:style-name="P52">//extern "C" float inintergal(float A, float B,float e);</text:p>
      <text:p text:style-name="P52">extern "C" float Intgr(float A, float B,float e); </text:p>
      <text:p text:style-name="P52">extern "C" int *Prim(int A, int B); </text:p>
      <text:p text:style-name="P53"/>
      <text:p text:style-name="P52">float Intgr(float A, float B,float e)</text:p>
      <text:p text:style-name="P52">{</text:p>
      <text:p text:style-name="P52">float h,S,x;</text:p>
      <text:p text:style-name="P52">S=0;</text:p>
      <text:p text:style-name="P52">for(float i=A;i&lt;=B;i=i+e)</text:p>
      <text:p text:style-name="P52">{</text:p>
      <text:p text:style-name="P52">S=S+sin(i);</text:p>
      <text:p text:style-name="P52">}</text:p>
      <text:p text:style-name="P52">h=(B-A)/((B-A)/e);</text:p>
      <text:p text:style-name="P52">S=h*S;</text:p>
      <text:p text:style-name="P52">return S;</text:p>
      <text:p text:style-name="P52">}</text:p>
      <text:p text:style-name="P60"/>
      <text:p text:style-name="P52">int* Prim(int A, int B)</text:p>
      <text:p text:style-name="P52">{</text:p>
      <text:p text:style-name="P52">int *a= (int*)malloc(sizeof(int)*1000);</text:p>
      <text:p text:style-name="P52">for (int i = 2; i &lt;= B; i++) {</text:p>
      <text:p text:style-name="P52">a[i] = 1;</text:p>
      <text:p text:style-name="P53"/>
      <text:p text:style-name="P52">}</text:p>
      <text:p text:style-name="P52">for (int i = 2; i &lt;= sqrt(B); i++)</text:p>
      <text:p text:style-name="P52">{</text:p>
      <text:p text:style-name="P52">if (a[i] == 1) </text:p>
      <text:p text:style-name="P52">{</text:p>
      <text:p text:style-name="P52">for (int j = 2; i * j &lt;= B; j++) {</text:p>
      <text:p text:style-name="P52">a[i * j] = 0; </text:p>
      <text:p text:style-name="P52">}</text:p>
      <text:p text:style-name="P52">}</text:p>
      <text:p text:style-name="P52">}</text:p>
      <text:p text:style-name="P52">return a;</text:p>
      <text:p text:style-name="P52">}</text:p>
      <text:p text:style-name="P61"/>
      <text:p text:style-name="P67"><text:soft-page-break/>re2.cpp</text:p>
      <text:p text:style-name="P57">#include&lt;cmath&gt;</text:p>
      <text:p text:style-name="P52">#include&lt;vector&gt;</text:p>
      <text:p text:style-name="P52">#include &lt;cstdlib&gt;</text:p>
      <text:p text:style-name="P52">#include&lt;iostream&gt;</text:p>
      <text:p text:style-name="P52">using namespace std;</text:p>
      <text:p text:style-name="P52">//extern "C" float inintergal(float A, float B,float e);</text:p>
      <text:p text:style-name="P52">extern "C" float Intgr(float A, float B,float e); </text:p>
      <text:p text:style-name="P52">extern "C" int *Prim(int A, int B); </text:p>
      <text:p text:style-name="P53"/>
      <text:p text:style-name="P52">float Intgr(float A, float B,float e)</text:p>
      <text:p text:style-name="P52">{</text:p>
      <text:p text:style-name="P52">cout&lt;&lt;"Вычисление интеграла\n";</text:p>
      <text:p text:style-name="P52">float h,S,x;</text:p>
      <text:p text:style-name="P52">S=0;</text:p>
      <text:p text:style-name="P52">for(float i=A;i&lt;=B;i=i+e)</text:p>
      <text:p text:style-name="P52">{</text:p>
      <text:p text:style-name="P52">S=S+sin(i);</text:p>
      <text:p text:style-name="P52">}</text:p>
      <text:p text:style-name="P52">h=(B-A)/((B-A)/e);</text:p>
      <text:p text:style-name="P52">S=h*S;</text:p>
      <text:p text:style-name="P52">return S;</text:p>
      <text:p text:style-name="P52">}</text:p>
      <text:p text:style-name="P60"/>
      <text:p text:style-name="P52">int* Prim(int A, int B)</text:p>
      <text:p text:style-name="P52">{</text:p>
      <text:p text:style-name="P52">cout&lt;&lt;"Решето Эратосфена\n";</text:p>
      <text:p text:style-name="P52">int *a= (int*)malloc(sizeof(int)*1000);</text:p>
      <text:p text:style-name="P52">for (int i = 2; i &lt;= B; i++) {</text:p>
      <text:p text:style-name="P52">a[i] = 1;</text:p>
      <text:p text:style-name="P53"/>
      <text:p text:style-name="P52">}</text:p>
      <text:p text:style-name="P52">for (int i = 2; i &lt;= sqrt(B); i++)</text:p>
      <text:p text:style-name="P52">{</text:p>
      <text:p text:style-name="P52">if (a[i] == 1) </text:p>
      <text:p text:style-name="P52">{</text:p>
      <text:p text:style-name="P52">for (int j = 2; i * j &lt;= B; j++) {</text:p>
      <text:p text:style-name="P52">a[i * j] = 0; </text:p>
      <text:p text:style-name="P52">}</text:p>
      <text:p text:style-name="P52">}</text:p>
      <text:p text:style-name="P52">}</text:p>
      <text:p text:style-name="P52">return a;</text:p>
      <text:p text:style-name="P52">}</text:p>
      <text:p text:style-name="P67"/>
      <text:p text:style-name="P63"><text:span text:style-name="symbol0_5f_c"/></text:p>
      <text:p text:style-name="P20"><text:span text:style-name="symbol0_5f_c"><text:span text:style-name="T11">Сборка программы</text:span></text:span></text:p>
      <text:p text:style-name="P54"><text:span text:style-name="symbol0_5f_bash"><text:span text:style-name="T15">g++ -fPIC -c re1.cpp -o d1.o</text:span></text:span></text:p>
      <text:p text:style-name="P52"><text:soft-page-break/>g++ -shared d1.o -o libd1.so</text:p>
      <text:p text:style-name="P52">g++ -fPIC -c re2.cpp -o d2.o</text:p>
      <text:p text:style-name="P52">g++ -shared d2.o -o libd2.so</text:p>
      <text:p text:style-name="P52">g++ prog1.cpp -L. -ld1 -o main1 -Wl,-rpath -Wl,.</text:p>
      <text:p text:style-name="P52">g++ prog1.cpp -L. -ld2 -o main2 -Wl,-rpath -Wl,.</text:p>
      <text:p text:style-name="P21"><text:span text:style-name="symbol0_5f_bash"><text:span text:style-name="T19"/></text:span></text:p>
      <text:p text:style-name="P18">Демонстрация работы программы</text:p>
      <text:p text:style-name="P5"><text:span text:style-name="number_5f_bash">andrey@andrey-HP:~/OS5$ g++ prog1.cpp -L. -ld1 -o main1 -Wl,-rpath -Wl,.</text:span></text:p>
      <text:p text:style-name="P5"><text:span text:style-name="number_5f_bash">andrey@andrey-HP:~/OS5$ ./main1</text:span></text:p>
      <text:p text:style-name="P5"><text:span text:style-name="number_5f_bash">1 for integrate, 2 for Eratosphen, 3 for break:</text:span></text:p>
      <text:p text:style-name="P5"><text:span text:style-name="number_5f_bash">1</text:span></text:p>
      <text:p text:style-name="P5"><text:span text:style-name="number_5f_bash">3</text:span></text:p>
      <text:p text:style-name="P5"><text:span text:style-name="number_5f_bash">2</text:span></text:p>
      <text:p text:style-name="P5"><text:span text:style-name="number_5f_bash">1</text:span></text:p>
      <text:p text:style-name="P5"><text:span text:style-name="number_5f_bash">0.000000</text:span></text:p>
      <text:p text:style-name="P5"><text:span text:style-name="number_5f_bash">1</text:span></text:p>
      <text:p text:style-name="P5"><text:span text:style-name="number_5f_bash">2</text:span></text:p>
      <text:p text:style-name="P5"><text:span text:style-name="number_5f_bash">4</text:span></text:p>
      <text:p text:style-name="P5"><text:span text:style-name="number_5f_bash">1</text:span></text:p>
      <text:p text:style-name="P5"><text:span text:style-name="number_5f_bash">0.293615</text:span></text:p>
      <text:p text:style-name="P5"><text:span text:style-name="number_5f_bash">2</text:span></text:p>
      <text:p text:style-name="P5"><text:span text:style-name="number_5f_bash">1 10</text:span></text:p>
      <text:p text:style-name="P5"><text:span text:style-name="number_5f_bash">2 3 5 7 </text:span></text:p>
      <text:p text:style-name="P5"><text:span text:style-name="number_5f_bash">3</text:span></text:p>
      <text:p text:style-name="P5"><text:span text:style-name="number_5f_bash">andrey@andrey-HP:~/OS5$ g++ prog2.cpp -L. -ldl -o main2 -Wl,-rpath -Wl,.</text:span></text:p>
      <text:p text:style-name="P5"><text:span text:style-name="number_5f_bash">andrey@andrey-HP:~/OS5$ ./main2</text:span></text:p>
      <text:p text:style-name="P5"><text:span text:style-name="number_5f_bash">0 for change libs, 1 for re1.cpp, 2 for re2.cpp, 3 for exit:</text:span></text:p>
      <text:p text:style-name="P5"><text:span text:style-name="number_5f_bash">1</text:span></text:p>
      <text:p text:style-name="P5"><text:span text:style-name="number_5f_bash">1 for Integrate 2 for Eratosphen:</text:span></text:p>
      <text:p text:style-name="P5"><text:span text:style-name="number_5f_bash">1</text:span></text:p>
      <text:p text:style-name="P5"><text:span text:style-name="number_5f_bash">2 3 1</text:span></text:p>
      <text:p text:style-name="P5"><text:span text:style-name="number_5f_bash">1.050417</text:span></text:p>
      <text:p text:style-name="P5"><text:span text:style-name="number_5f_bash">2</text:span></text:p>
      <text:p text:style-name="P5"><text:span text:style-name="number_5f_bash">1 10</text:span></text:p>
      <text:p text:style-name="P5"><text:span text:style-name="number_5f_bash">2 3 5 7 </text:span></text:p>
      <text:p text:style-name="P5"><text:span text:style-name="number_5f_bash">3</text:span></text:p>
      <text:p text:style-name="P5"><text:span text:style-name="symbol0_5f_bash"/></text:p>
      <text:p text:style-name="P5"><text:span text:style-name="symbol0_5f_bash"/></text:p>
      <text:p text:style-name="P9"/>
      <text:p text:style-name="P27">Выводы</text:p>
      <text:p text:style-name="P26"/>
      <text:p text:style-name="P28"><text:soft-page-break/><text:span text:style-name="T4">В ходе лабораторной работы я познакомился с созданием динамических библиотек в ОС Linux, а также с возможностью загружать эти библиотеки в ходе выполнения программы. Динамические библиотеки помогают уменьшить размер исполняемых файлов. Загрузка динамических библиотек во время выполнения также упрощает компиляцию. Однако также можно подключить библиотеку к программе на этапе линковки. Она все равно загрузится при выполнении, но теперь программа будет изначально знать что и где искать. Если библиотека находится не в стандартной для динамических библиотек директории, необходимо также сообщить линкеру, чтобы тот передал необходимый путь в исполняемый файл. При помощи библиотек мы можем писать более сложные вещи, которые используют простые функции, структуры и т.п., написанные ранее и сохраненные в различных библиотека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Droid Sans Mono" svg:font-family="'Droid Sans Mono', monospace, monospace"/>
    <style:font-face style:name="Times New Roman" svg:font-family="'Times New Roman'"/>
    <style:font-face style:name="TimesNewRoman" svg:font-family="TimesNewRoman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1" fo:font-family="'Calibri Light'" style:font-family-generic="swiss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fo:font-style="normal" fo:font-weight="bold"/>
    </style:style>
    <style:style style:name="keyword2_5f_bash" style:display-name="keyword2_bash" style:family="text">
      <style:text-properties fo:color="#7a0874" fo:font-style="normal" fo:font-weight="bold"/>
    </style:style>
    <style:style style:name="symbol0_5f_bash" style:display-name="symbol0_bash" style:family="text">
      <style:text-properties fo:color="#000000" fo:font-style="normal" fo:font-weight="bold"/>
    </style:style>
    <style:style style:name="comment0_5f_c" style:display-name="comment0_c" style:family="text">
      <style:text-properties fo:color="#339933" fo:font-style="normal" fo:font-weight="normal"/>
    </style:style>
    <style:style style:name="number_5f_c" style:display-name="number_c" style:family="text">
      <style:text-properties fo:color="#0000dd" fo:font-style="normal" fo:font-weight="normal"/>
    </style:style>
    <style:style style:name="keyword0_5f_c" style:display-name="keyword0_c" style:family="text">
      <style:text-properties fo:color="#b1b100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string_5f_c" style:display-name="string_c" style:family="text">
      <style:text-properties fo:color="#ff0000" fo:font-style="normal" fo:font-weight="normal"/>
    </style:style>
    <style:style style:name="escaped_5f_c" style:display-name="escaped_c" style:family="text">
      <style:text-properties fo:color="#000099" fo:font-style="normal" fo:font-weight="bold"/>
    </style:style>
    <style:style style:name="keyword2_5f_c" style:display-name="keyword2_c" style:family="text">
      <style:text-properties fo:color="#000066" fo:font-style="normal" fo:font-weight="normal"/>
    </style:style>
    <style:style style:name="keyword1_5f_c" style:display-name="keyword1_c" style:family="text">
      <style:text-properties fo:color="#000000" fo:font-style="normal" fo:font-weight="bold"/>
    </style:style>
    <style:style style:name="regexp4_5f_bash" style:display-name="regexp4_bash" style:family="text">
      <style:text-properties fo:color="#660033" fo:font-style="normal" fo:font-weight="normal"/>
    </style:style>
    <style:style style:name="number_5f_bash" style:display-name="number_bash" style:family="text">
      <style:text-properties fo:color="#000000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11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5:25:00</meta:creation-date>
    <meta:initial-creator>sindchess@gmail.com</meta:initial-creator>
    <dc:language>ru-RU</dc:language>
    <dc:date>2023-01-04T01:10:56.792135473</dc:date>
    <meta:editing-cycles>11</meta:editing-cycles>
    <meta:editing-duration>PT32M48S</meta:editing-duration>
    <meta:generator>LibreOffice/6.4.7.2$Linux_X86_64 LibreOffice_project/40$Build-2</meta:generator>
    <meta:document-statistic meta:table-count="1" meta:image-count="0" meta:object-count="0" meta:page-count="11" meta:paragraph-count="342" meta:word-count="1369" meta:character-count="8876" meta:non-whitespace-character-count="7853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